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569in" fo:margin-left="0.0333in" table:align="left" fo:keep-with-next="always"/>
    </style:style>
    <style:style style:name="Table1.A" style:family="table-column">
      <style:table-column-properties style:column-width="3.3111in"/>
    </style:style>
    <style:style style:name="Table1.B" style:family="table-column">
      <style:table-column-properties style:column-width="3.345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bold" officeooo:rsid="0018ff64" officeooo:paragraph-rsid="0018ff64" style:font-weight-asian="bold" style:font-weight-complex="bold"/>
    </style:style>
    <style:style style:name="P2" style:family="paragraph" style:parent-style-name="Text_20_body">
      <style:text-properties fo:font-weight="normal" officeooo:rsid="0018ff64" officeooo:paragraph-rsid="0018ff64" style:font-weight-asian="normal" style:font-weight-complex="normal"/>
    </style:style>
    <style:style style:name="P3" style:family="paragraph" style:parent-style-name="Table_20_Contents">
      <style:text-properties officeooo:rsid="0018ff64" officeooo:paragraph-rsid="0018ff64"/>
    </style:style>
    <style:style style:name="P4" style:family="paragraph" style:parent-style-name="Table_20_Contents">
      <style:paragraph-properties fo:text-align="center" style:justify-single-word="false"/>
      <style:text-properties officeooo:rsid="0018ff64" officeooo:paragraph-rsid="0018ff64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19d695" officeooo:paragraph-rsid="0019d695"/>
    </style:style>
    <style:style style:name="P7" style:family="paragraph" style:parent-style-name="Table_20_Contents">
      <style:text-properties officeooo:rsid="0019d695" officeooo:paragraph-rsid="0019d695"/>
    </style:style>
    <style:style style:name="P8" style:family="paragraph" style:parent-style-name="Table_20_Contents">
      <style:text-properties officeooo:rsid="001b7949" officeooo:paragraph-rsid="001b7949"/>
    </style:style>
    <style:style style:name="P9" style:family="paragraph" style:parent-style-name="Definição">
      <style:text-properties officeooo:paragraph-rsid="001b794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9d695"/>
    </style:style>
    <style:style style:name="T4" style:family="text">
      <style:text-properties officeooo:rsid="001b79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escrição"/>
        <text:sequence-decl text:display-outline-level="0" text:name="Definição"/>
      </text:sequence-decls>
      <text:p text:style-name="P1">Caso de Uso <text:span text:style-name="T2">:Fazer uma compra.</text:span></text:p>
      <text:p text:style-name="P2"><text:span text:style-name="T1">Fluxo 1</text:span> : Escolhendo um mercado primeiro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A<text:span text:style-name="T3">ção</text:span></text:p>
          </table:table-cell>
          <table:table-cell table:style-name="Table1.B1" office:value-type="string">
            <text:p text:style-name="P6">Consequencia</text:p>
          </table:table-cell>
        </table:table-row>
        <table:table-row>
          <table:table-cell table:style-name="Table1.A2" office:value-type="string">
            <text:p text:style-name="P3">Entra no website </text:p>
          </table:table-cell>
          <table:table-cell table:style-name="Table1.B2" office:value-type="string">
            <text:p text:style-name="P7">Apresenta uma página com uma entrade de texto que possibilita ¹pesquisar produtos em qualquer mercado e pesquisar mercados.</text:p>
          </table:table-cell>
        </table:table-row>
        <table:table-row>
          <table:table-cell table:style-name="Table1.A2" office:value-type="string">
            <text:p text:style-name="P7">Entra na página do mercado</text:p>
          </table:table-cell>
          <table:table-cell table:style-name="Table1.B2" office:value-type="string">
            <text:p text:style-name="P7">Apresenta outra página com uma caixa de texto que possiblita ¹pesquisar produtos do mercado em questão, com um banner das promoções do estabelecimento e uma <text:span text:style-name="T4">²Sidebar do Carrinho</text:span></text:p>
          </table:table-cell>
        </table:table-row>
        <table:table-row>
          <table:table-cell table:style-name="Table1.A2" office:value-type="string">
            <text:p text:style-name="P8">O usuário pesquisa e encontra os produtos desejado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9">Definição <text:span text:style-name="T4">2</text:span>: Sidebar do Carrinho é uma barra latral que acompanha o rolamento da página e mostra os seguintes intems: Preço total do pedido; uma lista vertical com os nomes dos pordutos e suas caracteristicas( preço, quantidade e total ).</text:p>
      <text:p text:style-name="P9">Definição <text:sequence text:ref-name="refDefinição3" text:name="Definição" text:formula="ooow:Definição+1" style:num-format="1">1</text:sequence>: Pesquisar produtos define-se por encontrar similaridades do nome-chave fornecido pelo usuário com <text:s/>as características do produto, sendo essas a Marca, o Nome, o Tipo e a Clas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scrição" style:family="paragraph" style:parent-style-name="Caption"/>
    <style:style style:name="Definição" style:family="paragraph" style:parent-style-name="Caption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15:41:30.098280207</meta:creation-date>
    <meta:editing-duration>PT8M37S</meta:editing-duration>
    <meta:editing-cycles>3</meta:editing-cycles>
    <meta:generator>LibreOffice/4.3.7.2$Linux_X86_64 LibreOffice_project/430m0$Build-2</meta:generator>
    <dc:date>2015-09-23T16:06:00.183695133</dc:date>
    <meta:document-statistic meta:table-count="1" meta:image-count="0" meta:object-count="0" meta:page-count="1" meta:paragraph-count="11" meta:word-count="149" meta:character-count="909" meta:non-whitespace-character-count="772"/>
  </office:meta>
</office:document-meta>
</file>